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80000000600553862E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343cm"/>
    </style:style>
    <style:style style:name="pr2" style:family="presentation" style:parent-style-name="Standard-outline1">
      <style:graphic-properties fo:min-height="10.7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3.86cm"/>
    </style:style>
    <style:style style:name="pr5" style:family="presentation" style:parent-style-name="Standard-outline1">
      <style:graphic-properties fo:min-height="14.3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text-properties fo:color="#b2b2b2" fo:font-size="14pt" style:font-size-asian="14pt" style:font-size-complex="1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999999" fo:font-size="28pt" fo:text-shadow="none" style:font-size-asian="28pt" style:font-size-complex="28pt"/>
    </style:style>
    <style:style style:name="T3" style:family="text">
      <style:text-properties fo:color="#cccccc" fo:font-size="28pt" style:font-size-asian="28pt" style:font-size-complex="2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b2b2b2" fo:font-size="14pt" style:font-size-asian="14pt" style:font-size-complex="14pt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0.793cm" svg:x="1.301cm" svg:y="6.765cm" presentation:class="outline" presentation:user-transformed="true">
          <draw:text-box>
            <text:list text:style-name="L1">
              <text:list-header>
                <text:p text:style-name="P1"><text:span text:style-name="T1">Introduction to 2D Game Development</text:span></text:p>
                <text:p text:style-name="P1"><text:span text:style-name="T1"/></text:p>
                <text:p text:style-name="P1"><text:span text:style-name="T2">Joshua Endert</text:span></text:p>
                <text:p text:style-name="P1"><text:span text:style-name="T2">Mirko Ebert</text:span></text:p>
                <text:p text:style-name="P1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Gerd ist voll cool!</text:p>
              <text:p>Hallo und herzlich willkommen zu Intro 2d</text:p>
              <text:p>Schön, dass ihr alle da seid :) freut mich :)</text:p>
              <text:p/>
              <text:p><text:s/></text:p>
              <text:p/>
              <text:p/>
              <text:p>Fakultativ</text:p>
              <text:p>Keine cp</text:p>
              <text:p>Nur erfahrung und anwendung von einfinf</text:p>
              <text:p/>
            </draw:text-box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>
          <draw:text-box>
            <text:p>Zitat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Spielezitat → alte Tradition von uns </text:p>
              <text:p>Wer weiß aus welchem Spiel?</text:p>
              <text:p>Kennt das jemand ? </text:p>
              <text:p>Traut euch</text:p>
              <text:p/>
            </draw:text-box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4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4.311cm" svg:x="1.4cm" svg:y="4.914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4 – 5 Sätze über das Spiel</text:p>
              <text:p>Portal, cooles Spiel, Rätselspiel durch verschiedene Kammern, </text:p>
            </draw:text-box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text:style-name="P1"><text:span text:style-name="T6">Jetzt Live-Coding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/>
                <text:p text:style-name="P1"><text:span text:style-name="T6">Nächste Woche mit:</text:span></text:p>
                <text:p text:style-name="P1"><text:span text:style-name="T6">Was wollt Ihr?</text:span></text:p>
                <text:p text:style-name="P1"><text:span text:style-name="T6"/></text:p>
                <text:p text:style-name="P1"><text:span text:style-name="T6"/></text:p>
                <text:p text:style-name="P1"><text:span text:style-name="T6"><text:s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80000000600553862E6.jpg" xlink:type="simple" xlink:show="embed" xlink:actuate="onLoad"/>
    <draw:fill-image draw:name="a382" xlink:href="Pictures/100000000000080000000600553862E6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fill-image-name="a382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solid" draw:fill-color="#ffffff" draw:fill-image-name="a38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999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>
        <style:tab-stops/>
      </style:paragraph-properties>
      <style:text-properties style:font-name="Arial2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>
        <style:tab-stops/>
      </style:paragraph-properties>
      <style:text-properties style:font-name="Arial2" fo:font-size="14pt" style:font-size-asian="14pt" style:font-size-complex="14pt"/>
    </style:style>
    <style:style style:name="MP9" style:family="paragraph">
      <style:paragraph-properties fo:text-align="center"/>
      <style:text-properties style:font-name="Arial1" fo:font-size="36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style:font-name="Arial1" fo:font-size="36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MP13" style:family="paragraph">
      <loext:graphic-properties draw:fill="none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4pt" style:font-size-asian="14pt" style:font-size-complex="14pt"/>
    </style:style>
    <style:style style:name="MT3" style:family="text">
      <style:text-properties style:font-name="Arial1" fo:font-size="36pt" style:font-size-asian="14pt" style:font-size-complex="14pt"/>
    </style:style>
    <style:style style:name="MT4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Mangal1" style:font-size-complex="14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language-asian="zh" style:country-asian="CN" style:font-style-asian="normal" style:font-weight-asian="normal" style:font-name-complex="Mangal1" style:font-size-complex="1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Arial1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6pt" style:font-style-asian="normal" style:font-weight-asian="normal" style:font-name-complex="Tahoma1" style:font-size-complex="36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Times New Roman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1.099cm" svg:height="2.343cm" svg:x="5.5cm" svg:y="1.3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-0.5cm" svg:y="3.552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8" draw:layer="backgroundobjects" svg:width="13.5cm" svg:height="1.5cm" svg:x="11.5cm" svg:y="20.1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2.5cm" svg:height="1.5cm" svg:x="25.7cm" svg:y="19.5cm" presentation:class="page-number">
        <draw:text-box>
          <text:p text:style-name="MP9"><text:span text:style-name="MT3"><text:page-number>&lt;Foliennummer&gt;</text:page-number></text:span></text:p>
        </draw:text-box>
      </draw:frame>
      <draw:frame draw:style-name="Mgr3" draw:text-style-name="MP2" draw:layer="backgroundobjects" svg:width="10.5cm" svg:height="0.806cm" svg:x="0.4cm" svg:y="19.9cm">
        <draw:text-box>
          <text:p><text:span text:style-name="MT4">Acagamics e.V</text:span><text:span text:style-name="MT1"> </text:span><text:span text:style-name="MT4"><text:s/>● www.acagamics.de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Textfeld 4" draw:style-name="Mgr4" draw:text-style-name="MP12" draw:layer="backgroundobjects" svg:width="10.499cm" svg:height="0.806cm" svg:x="0.399cm" svg:y="19.9cm">
        <draw:text-box>
          <text:p text:style-name="MP11"><text:span text:style-name="MT5">Acagamics e.V <text:s/></text:span><text:span text:style-name="MT6">● www.acagamics.de</text:span></text:p>
        </draw:text-box>
      </draw:frame>
      <draw:frame draw:name="Datumsplatzhalter 1" presentation:style-name="Mpr4" draw:text-style-name="MP13" draw:layer="backgroundobjects" svg:width="6.523cm" svg:height="1.448cm" svg:x="-0.499cm" svg:y="3.552cm" presentation:class="date-time">
        <draw:text-box>
          <text:p/>
        </draw:text-box>
      </draw:frame>
      <draw:frame draw:name="Fußzeilenplatzhalter 2" presentation:style-name="Mpr4" draw:text-style-name="MP13" draw:layer="backgroundobjects" svg:width="13.499cm" svg:height="1.5cm" svg:x="11.499cm" svg:y="20.1cm" presentation:class="footer">
        <draw:text-box>
          <text:p/>
        </draw:text-box>
      </draw:frame>
      <draw:frame draw:name="Foliennummernplatzhalter 3" presentation:style-name="Mpr4" draw:text-style-name="MP13" draw:layer="backgroundobjects" svg:width="2.5cm" svg:height="1.5cm" svg:x="25.698cm" svg:y="19.5cm" presentation:class="page-number">
        <draw:text-box>
          <text:p text:style-name="MP14"><text:span text:style-name="MT7"><text:page-number>&lt;Foliennummer&gt;</text:page-number></text:span></text:p>
        </draw:text-box>
      </draw:frame>
      <draw:frame presentation:style-name="Master1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Leer-outline1" draw:layer="backgroundobjects" svg:width="25.198cm" svg:height="12.18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4.849cm" svg:height="11.136cm" svg:x="3.075cm" svg:y="2.257cm" presentation:class="page"/>
        <draw:frame draw:name="Notizenplatzhalter 2" presentation:style-name="Mpr5" draw:text-style-name="MP13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6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" draw:text-style-name="MP13" draw:layer="backgroundobjects" svg:width="9.113cm" svg:height="1.484cm" svg:x="11.886cm" svg:y="28.215cm" presentation:class="page-number">
          <draw:text-box>
            <text:p text:style-name="MP15"><text:span text:style-name="MT8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Jansen</meta:initial-creator>
    <meta:creation-date>2011-09-25T20:09:37.51</meta:creation-date>
    <meta:editing-duration>PT6H43M18S</meta:editing-duration>
    <meta:editing-cycles>38</meta:editing-cycles>
    <dc:date>2015-12-01T19:17:16.944000000</dc:date>
    <meta:generator>LibreOffice/4.4.6.3$Windows_x86 LibreOffice_project/e8938fd3328e95dcf59dd64e7facd2c7d67c704d</meta:generator>
    <meta:document-statistic meta:object-count="54"/>
  </office:meta>
</office:document-meta>
</file>